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style:font-name="Courier 10 Pitch1"/>
    </style:style>
    <style:style style:name="P5" style:family="paragraph" style:parent-style-name="Text_20_body">
      <style:text-properties style:font-name="Courier 10 Pitch1" fo:font-weight="bold" style:font-weight-asian="bold" style:font-weight-complex="bold"/>
    </style:style>
    <style:style style:name="P6" style:family="paragraph" style:parent-style-name="Text_20_body" style:list-style-name="L3">
      <style:text-properties style:font-name="Courier 10 Pitch1" fo:font-weight="bold" style:font-weight-asian="bold" style:font-weight-complex="bold"/>
    </style:style>
    <style:style style:name="P7" style:family="paragraph" style:parent-style-name="Text_20_body" style:list-style-name="L4">
      <style:text-properties style:font-name="Courier 10 Pitch1"/>
    </style:style>
    <style:style style:name="P8" style:family="paragraph" style:parent-style-name="Text_20_body" style:list-style-name="L5">
      <style:text-properties style:font-name="Courier 10 Pitch1"/>
    </style:style>
    <style:style style:name="P9" style:family="paragraph" style:parent-style-name="Text_20_body" style:list-style-name="L4"/>
    <style:style style:name="P10" style:family="paragraph" style:parent-style-name="Text_20_body">
      <style:text-properties style:font-name="Liberation Serif"/>
    </style:style>
    <style:style style:name="P11" style:family="paragraph" style:parent-style-name="Text_20_body" style:list-style-name="L5">
      <style:text-properties style:font-name="Liberation Serif"/>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style:font-name="Liberation Serif"/>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size="12pt" fo:font-weight="normal" style:font-size-asian="10.5pt" style:font-weight-asian="normal" style:font-size-complex="12pt" style:font-weight-complex="normal"/>
    </style:style>
    <style:style style:name="T5" style:family="text">
      <style:text-properties style:font-name="Liberation Serif" fo:font-weight="bold" style:font-weight-asian="bold" style:font-weight-complex="bold"/>
    </style:style>
    <style:style style:name="T6" style:family="text">
      <style:text-properties fo:font-size="12pt"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style:font-name="Courier 10 Pitch1"/>
    </style:style>
    <style:style style:name="T9" style:family="text">
      <style:text-properties style:font-name="Courier 10 Pitch1" fo:font-weight="bold" style:font-weight-asian="bold" style:font-weight-complex="bold"/>
    </style:style>
    <style:style style:name="T10" style:family="text">
      <style:text-properties style:font-name="Courier 10 Pitch1" fo:font-weight="normal" style:font-weight-asian="normal" style:font-weight-complex="normal"/>
    </style:style>
    <style:style style:name="T11" style:family="text">
      <style:text-properties style:font-name="Courier 10 Pitch1" fo:font-size="12pt" fo:font-weight="normal" style:font-size-asian="10.5pt" style:font-weight-asian="normal" style:font-size-complex="12pt" style:font-weight-complex="normal"/>
    </style:style>
    <style:style style:name="T12" style:family="text">
      <style:text-properties style:font-name="Courier 10 Pitch1" fo:font-size="12pt" fo:font-weight="bold" style:font-size-asian="10.5pt" style:font-weight-asian="bold" style:font-size-complex="12pt" style:font-weight-complex="bold"/>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none" fo:font-weight="bold" style:font-weight-asian="bold" style:font-weight-complex="bold"/>
    </style:style>
    <style:style style:name="T17"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RefHeading__105_1165256468"/>PicoTCP – Usage and platform integration<text:bookmark-end text:name="__RefHeading__105_1165256468"/></text:p>
      <text:p text:style-name="Text_20_body"/>
      <text:p text:style-name="Text_20_body"/>
      <text:p text:style-name="Text_20_body"/>
      <text:p text:style-name="P14"/>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text:a xlink:type="simple" xlink:href="#__RefHeading__139_1165256468" text:style-name="Index_20_Link" text:visited-style-name="Index_20_Link">Requirements and Configuration<text:tab/>3</text:a></text:p>
          <text:p text:style-name="P16"><text:a xlink:type="simple" xlink:href="#__RefHeading__149_1165256468" text:style-name="Index_20_Link" text:visited-style-name="Index_20_Link">Porting to a target system<text:tab/>4</text:a></text:p>
          <text:p text:style-name="P16"><text:a xlink:type="simple" xlink:href="#__RefHeading__151_1165256468" text:style-name="Index_20_Link" text:visited-style-name="Index_20_Link">Network devices integration<text:tab/>5</text:a></text:p>
        </text:index-body>
      </text:table-of-content>
      <text:p text:style-name="Text_20_body"/>
      <text:h text:style-name="P15" text:outline-level="1"><text:bookmark-start text:name="__RefHeading__139_1165256468"/>Requirements and Configuration<text:bookmark-end text:name="__RefHeading__139_1165256468"/></text:h>
      <text:p text:style-name="Text_20_body"/>
      <text:p text:style-name="Text_20_body">PicoTCP is designed to be portable and versatile. Modules can be activated at compile-time, or excluded from the compilation in order to reduce the build size, or to save resources at runtime. This characteristic allows an embedded application to create different types of appliances, starting from a small forwarding multi-protocol switch, to fully-featured TCP hosts, supporting internal applets as well as generic POSIX-compliant socket interfaces. </text:p>
      <text:h text:style-name="Heading_20_8" text:outline-level="8"><text:bookmark-start text:name="__RefHeading__141_1165256468"/>Supported features<text:bookmark-end text:name="__RefHeading__141_1165256468"/></text:h>
      <text:p text:style-name="Text_20_body"><office:annotation><dc:creator>Daniele Lacamera</dc:creator><dc:date>2012-11-16T23:04:53</dc:date><text:p text:style-name="P18"><text:span text:style-name="T18">Make a table with the optional modules (ip, tcp, icmp, etc.). Describe modules size and a summary of the functionalities (max 3 lines)</text:span></text:p></office:annotation></text:p>
      <text:p text:style-name="Text_20_body"/>
      <text:h text:style-name="Heading_20_4" text:outline-level="4"/>
      <text:h text:style-name="Heading_20_8" text:outline-level="8"><text:bookmark-start text:name="__RefHeading__143_1165256468"/>Module dependencies<text:bookmark-end text:name="__RefHeading__143_1165256468"/></text:h>
      <text:p text:style-name="Text_20_body"/>
      <text:p text:style-name="Text_20_body"><office:annotation><dc:creator>Daniele Lacamera</dc:creator><dc:date>2012-11-16T23:08:45</dc:date><text:p text:style-name="P17"><text:span text:style-name="T17">Insert a diagram to show modules dependencies</text:span></text:p></office:annotation></text:p>
      <text:h text:style-name="Heading_20_8" text:outline-level="8"><text:bookmark-start text:name="__RefHeading__145_1165256468"/>Target requirements<text:bookmark-end text:name="__RefHeading__145_1165256468"/></text:h>
      <text:p text:style-name="Text_20_body">PicoTCP can run on several different hardware architectures, and can be integrated with virtually any operating system, or within a standalone application. It is possible to run PicoTCP on big-endian as well as little-endian CPU configurations. PicoTCP uses gcc-specific tags that may not be compatible with other compilers. The amount of resources needed may vary depending on the modules that are compiled-in. However, adapting to a specific hardware platform or for a particular use may require some integration effort.</text:p>
      <text:h text:style-name="Heading_20_8" text:outline-level="8"><text:bookmark-start text:name="__RefHeading__147_1165256468"/>The pico_config.h file<text:bookmark-end text:name="__RefHeading__147_1165256468"/></text:h>
      <text:p text:style-name="Text_20_body">The configuration for all the modules and their features is located in a the pico_config.h file. The files has two sections: “user configuration” and “architecture specific”. The first one is used to enable features to include. Uncommenting a line starting with a “#define” statement will enable the feature described in the comment. The pico_config file is located under the “/include” directory. The second section is used to include the specific implementation of the system interface required by PicoTCP to run on the target as described in the next section. As an example, some architecture implementations are provided: </text:p>
      <text:list xml:id="list373251462" text:style-name="L1">
        <text:list-item>
          <text:p text:style-name="P2">a virtual posix target that allows the stack to be run on top of a POSIX compliant operating system (like Linux or other unix-like implementations).</text:p>
        </text:list-item>
        <text:list-item>
          <text:p text:style-name="P2">Arm M3/M4 Cortex board support</text:p>
        </text:list-item>
      </text:list>
      <text:p text:style-name="Text_20_body">The architecture-specific configuration is located in the “/include/arch” directory.</text:p>
      <text:p text:style-name="Text_20_body"/>
      <text:h text:style-name="P15" text:outline-level="1"><text:bookmark-start text:name="__RefHeading__149_1165256468"/>Porting to a target system<text:bookmark-end text:name="__RefHeading__149_1165256468"/></text:h>
      <text:p text:style-name="Text_20_body">PicoTCP relies on a simple set of system-specific calls that must be implemented externally from the target. Briefly, the interface needed for the stack to run is composed by:</text:p>
      <text:list xml:id="list517280042" text:style-name="L2">
        <text:list-item>
          <text:p text:style-name="P3">A mechanism to allocate dynamic memory on the system</text:p>
        </text:list-item>
        <text:list-item>
          <text:p text:style-name="P3">A stable time-source to update its internal counters</text:p>
        </text:list-item>
      </text:list>
      <text:p text:style-name="Text_20_body">For the memory allocation interface, two symbols have to be defined by the system:</text:p>
      <text:list xml:id="list2156900892" text:style-name="L3">
        <text:list-item>
          <text:p text:style-name="P6"><text:span text:style-name="T1">void *</text:span>pico_zalloc<text:span text:style-name="T1">(int size)</text:span> – <text:span text:style-name="T4">(memory allocation) </text:span></text:p>
        </text:list-item>
        <text:list-item>
          <text:p text:style-name="P6"><text:span text:style-name="T7">void </text:span><text:span text:style-name="T6">pico_free</text:span><text:span text:style-name="T7">(void *ptr) – (memory release)</text:span></text:p>
        </text:list-item>
      </text:list>
      <text:p text:style-name="P5">pico_zalloc <text:span text:style-name="T3">Must allocate an object of the given size </text:span>size<text:span text:style-name="T3"> in memory and set the content of the allocated memory to zero. A pointer to the address 0 will indicate an allocation failure.</text:span></text:p>
      <text:p text:style-name="P5">pico_free<text:span text:style-name="T3"> Must must release the memory assigned to the object previously allocated at the address </text:span>ptr<text:span text:style-name="T3">.</text:span></text:p>
      <text:p text:style-name="P5"><text:span text:style-name="T7"/></text:p>
      <text:p text:style-name="Text_20_body">For the time keeping, the following objects must be defined by the system:</text:p>
      <text:list xml:id="list865260119" text:style-name="L4">
        <text:list-item>
          <text:p text:style-name="P9"><text:span text:style-name="T8">static inline unsigned long </text:span><text:span text:style-name="T9">PICO_TIME</text:span><text:span text:style-name="T8">(void)</text:span><text:span text:style-name="T2"> – returns current time expressed in seconds</text:span></text:p>
        </text:list-item>
        <text:list-item>
          <text:p text:style-name="P9"><text:span text:style-name="T8">static inline unsigned long </text:span><text:span text:style-name="T9">PICO_TIME_MS</text:span><text:span text:style-name="T8">(void) </text:span><text:span text:style-name="T2"><text:s/>– returns current time expressed in milliseconds</text:span></text:p>
        </text:list-item>
        <text:list-item>
          <text:p text:style-name="P7">static inline void <text:span text:style-name="T13">PICO_IDLE</text:span>(void)<text:span text:style-name="T2"> – sleep between two consecutive iterations inside the main protocol loop (e.g. to yield the CPU to some other functionality on the sytem)</text:span></text:p>
        </text:list-item>
      </text:list>
      <text:p text:style-name="P4"><text:span text:style-name="T2"/></text:p>
      <text:p text:style-name="Text_20_body"><text:span text:style-name="T2">Finally, whenever debug informations are needed, the system will have to provide a </text:span><text:span text:style-name="T9">dbg</text:span><text:span text:style-name="T10">()</text:span><text:span text:style-name="T9"> </text:span><text:span text:style-name="T4">function that accepts the same variadic arguments model as a standard </text:span><text:span text:style-name="T12">printf</text:span><text:span text:style-name="T11">()</text:span><text:span text:style-name="T4">.</text:span></text:p>
      <text:p text:style-name="Text_20_body"><text:span text:style-name="T4"/></text:p>
      <text:p text:style-name="Text_20_body"/>
      <text:h text:style-name="P15" text:outline-level="1"><text:bookmark-start text:name="__RefHeading__151_1165256468"/>Network devices integration<text:bookmark-end text:name="__RefHeading__151_1165256468"/></text:h>
      <text:p text:style-name="Text_20_body">Every device driver must define its own interface to communicate with the stack. This interface is accessed via the <text:span text:style-name="T9">pico_device</text:span><text:span text:style-name="T2"> structure. Every device implements an instance of this structure by populating the following mandatory fields:</text:span></text:p>
      <text:list xml:id="list477262794" text:style-name="L5">
        <text:list-item>
          <text:p text:style-name="P8"><text:span text:style-name="T13">overhead</text:span> <text:span text:style-name="T2">– A positive integer indicating the amount of bytes required by the device driver to implement its header. This is used whenever a network layer allocates a new packet to be sent through this device. If a valued is specified here, it will be possible for the device to seek back in the frame scheduled for sending, and subsequently copy any header information in front of it. Devices dealing with pure stack frames or subparts of it (e.g. Ethernet) should have overhead set to 0.</text:span></text:p>
        </text:list-item>
        <text:list-item>
          <text:p text:style-name="P8"><text:span text:style-name="T2">The callback </text:span><text:span text:style-name="T13">send </text:span><text:span text:style-name="T5">– </text:span><text:span text:style-name="T3">must be a pointer to a function internally defined in the device driver module. This function will be called every time a frame must be injected in the network. The module can implement a generic send function for all the registered devices, as the device field will be passed as the first argument. The callback prototype is the following:</text:span></text:p>
          <text:list>
            <text:list-item>
              <text:list>
                <text:list-header>
                  <text:p text:style-name="P8"><text:span text:style-name="T1">int (*send)(struct pico_device *self, void *buf, int len);</text:span></text:p>
                </text:list-header>
              </text:list>
            </text:list-item>
          </text:list>
          <text:p text:style-name="P11"><text:span text:style-name="T1">If the device can immediately inject the frame at address “buf” of len “len”, it returns back to the caller the length of the frame injected. If the device is currently busy, this function can safely return 0, and the stack will retry the same operation again later.</text:span></text:p>
        </text:list-item>
        <text:list-item>
          <text:p text:style-name="P11"><text:span text:style-name="T1">The callback </text:span><text:span text:style-name="T9">poll </text:span><text:span text:style-name="T13">– </text:span><text:span text:style-name="T1">must be a pointer to a function internally defined in the device driver module. This function will be called periodically by the stack, to request a synchronization on the incoming frames. The prototype is the following:</text:span></text:p>
          <text:list>
            <text:list-item>
              <text:list>
                <text:list-header>
                  <text:p text:style-name="P8"><text:span text:style-name="T1">int (*poll)(struct pico_device *self, int loop_score);</text:span></text:p>
                </text:list-header>
              </text:list>
            </text:list-item>
          </text:list>
          <text:p text:style-name="P11"><text:span text:style-name="T1">The poll function must check if the device is ready to receive frames, and for each frame that is directed to the stack, it will call the library function </text:span><text:span text:style-name="T9">pico_stack_recv</text:span><text:span text:style-name="T10">()</text:span><text:span text:style-name="T1">. This function will deliver the received frame to the stack.</text:span></text:p>
          <text:p text:style-name="P11"><text:span text:style-name="T1">The loop_score variable represents the </text:span><text:span text:style-name="T14">maximum amount of frames that the stack can process during this call</text:span><text:span text:style-name="T1">, i.e. the maximum amount of calls to pico_stack_recv() that can be performed during this iterations. The device driver should loop around the packet delivery operation and decrease the loop_score by one every time a frame is delivered to the stack. If during the iteration all the score was used, poll will return 0.</text:span></text:p>
          <text:p text:style-name="P11"><text:span text:style-name="T15">NOTE</text:span><text:span text:style-name="T16">: </text:span><text:span text:style-name="T1">The poll function must return immediately and must never block on hardware-specific operations. If the device is interrupt-driven, the integration will have to provide a mechanism to defer the reception until the next call back to poll. Calling pico_stack_recv() is only allowed from inside the poll() callback, thus a two-halves interface interrupt management design is required, and any memory structure shared between the two halves must be protected against concurrent access accordingly.</text:span></text:p>
        </text:list-item>
        <text:list-item>
          <text:p text:style-name="P11"><text:span text:style-name="T1">The callback </text:span><text:span text:style-name="T9">destroy</text:span><text:span text:style-name="T1"> – a pointer to a function that deallocates the device structure itself and frees all the eventual structures allocated by the driver during device creation.</text:span></text:p>
        </text:list-item>
      </text:list>
      <text:p text:style-name="P10"><text:span text:style-name="T1"/></text:p>
      <text:p text:style-name="P4"><text:span text:style-name="T3"/></text:p>
      <text:p text:style-name="Text_20_body"><text:span text:style-name="T2"/></text:p>
      <text:p text:style-name="Text_20_body"><text:soft-page-break/><text:span text:style-name="T2">A device driver will have a simple two-functions library API exported in a header file using the same name, in the modules directory. The two functions to export will be:</text:span></text:p>
      <text:list xml:id="list584790140" text:style-name="L6">
        <text:list-item>
          <text:p text:style-name="P12"><text:span text:style-name="T2">A create function, accepting any argument required for the internal device configuration, that returns a pointer to the newly allocated device. The function must allocate the device and finally call the library function </text:span><text:span text:style-name="T9">pico_device_init</text:span><text:span text:style-name="T8">()</text:span><text:span text:style-name="T2"> in order to register the device into the stack.</text:span></text:p>
        </text:list-item>
      </text:list>
      <text:p text:style-name="Text_20_body"><text:span text:style-name="T2"><text:tab/>The pico_device_init function accepts the following arguments:</text:span></text:p>
      <text:list xml:id="list1253734251" text:style-name="L7">
        <text:list-item>
          <text:list>
            <text:list-item>
              <text:list>
                <text:list-item>
                  <text:p text:style-name="P13"><text:span text:style-name="T2">the device allocated just before</text:span></text:p>
                </text:list-item>
                <text:list-item>
                  <text:p text:style-name="P13"><text:span text:style-name="T2">a null-terminated string containing a unique device name for the device to be inserted in the system (e.g. “eth0”)</text:span></text:p>
                </text:list-item>
                <text:list-item>
                  <text:p text:style-name="P13"><text:span text:style-name="T2">A pointer to an Ethernet address in the form of a previously allocated </text:span><text:span text:style-name="T9">pico_ethdev</text:span><text:span text:style-name="T5"> </text:span><text:span text:style-name="T3">structure, containing the hardware address to be used by the stack for datalink addressing. If no hardware-specific address is provided to pico_device_init() is provided (i.e. a NULL pointer is passed), the newly created device will be directly attached to the network layer and it will have to provide and process valid IP packets with no further encapsulation.</text:span></text:p>
                </text:list-item>
              </text:list>
            </text:list-item>
          </text:list>
        </text:list-item>
      </text:list>
      <text:list xml:id="list322359134" text:continue-list="list584790140" text:style-name="L6">
        <text:list-item>
          <text:p text:style-name="P12"><text:span text:style-name="T2">A destroy routine, accepting the previously allocated device pointer to free all the associated structures.</text:span></text:p>
        </text:list-item>
      </text:list>
      <text:p text:style-name="Text_20_body"><text:span text:style-name="T2">The way to expand the device driver interface is by simply creating a new specific structure that contains it, so it inherits all the capabilities of the standard structure but also holds the required hardware-specific information. The three callbacks will always receive a pointer to the beginning of the pico_device structure, but the memory area that follows the structure can be used to keep track of the device hardware-specific context.</text:span></text:p>
      <text:p text:style-name="Text_20_body"><text:span text:style-name="T2">Naming convention must be followed for the two functions exposed to the user interface to create and destroy the device. The functions must be named pico_X_create() and pico_X_destroy(), where X is the unique name of the device driver.</text:span></text:p>
      <text:p text:style-name="Text_20_body"><text:span text:style-name="T2">As an example of a very simple device driver, directly attached to the networking layer using the valid naming convention for the send/poll/create/destroy interface is contained in the source file <text:s/></text:span><text:span text:style-name="T8">modules/pico_dev_null.c </text:span><text:span text:style-name="T2">and its header</text:span><text:span text:style-name="T8"> modules/pico_dev_null.h</text:span><text:span text:style-name="T2">.</text:span></text:p>
      <text:p text:style-name="Text_20_body"><text:span text:style-name="T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Liberation Sans1" fo:font-size="11pt" style:font-size-asian="10.5pt"/>
    </style:style>
    <style:style style:name="Code" style:family="paragraph" style:class="extra" style:master-page-name="">
      <style:paragraph-properties style:page-number="auto"/>
      <style:text-properties style:font-name="Courier 10 Pitch" fo:font-size="10pt" style:font-size-asian="10.5pt"/>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6T22:06:35</meta:creation-date>
    <dc:date>2012-11-18T15:59:16</dc:date>
    <dc:creator>Daniele Lacamera</dc:creator>
    <meta:editing-duration>P1DT14H59M46S</meta:editing-duration>
    <meta:editing-cycles>6</meta:editing-cycles>
    <meta:generator>LibreOffice/3.5$Linux_x86 LibreOffice_project/350m1$Build-2</meta:generator>
    <meta:document-statistic meta:table-count="0" meta:image-count="0" meta:object-count="0" meta:page-count="6" meta:paragraph-count="54" meta:word-count="1390" meta:character-count="8726" meta:non-whitespace-character-count="7407"/>
  </office:meta>
</office:document-meta>
</file>